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f418" officeooo:paragraph-rsid="0019f418"/>
    </style:style>
    <style:style style:name="P2" style:family="paragraph" style:parent-style-name="Standard">
      <style:text-properties officeooo:rsid="0019f418" officeooo:paragraph-rsid="001ba387"/>
    </style:style>
    <style:style style:name="P3" style:family="paragraph" style:parent-style-name="Standard">
      <style:text-properties officeooo:rsid="0019f418" officeooo:paragraph-rsid="001bfe94"/>
    </style:style>
    <style:style style:name="P4" style:family="paragraph" style:parent-style-name="Standard">
      <style:text-properties officeooo:rsid="001ba387" officeooo:paragraph-rsid="001ba387"/>
    </style:style>
    <style:style style:name="P5" style:family="paragraph" style:parent-style-name="Standard">
      <style:text-properties officeooo:rsid="001ba387" officeooo:paragraph-rsid="001eae86"/>
    </style:style>
    <style:style style:name="P6" style:family="paragraph" style:parent-style-name="Standard">
      <style:text-properties officeooo:rsid="001bfe94" officeooo:paragraph-rsid="001bfe94"/>
    </style:style>
    <style:style style:name="P7" style:family="paragraph" style:parent-style-name="Standard">
      <style:text-properties officeooo:rsid="001bfe94" officeooo:paragraph-rsid="001cf51b"/>
    </style:style>
    <style:style style:name="P8" style:family="paragraph" style:parent-style-name="Standard">
      <style:text-properties officeooo:rsid="001bfe94" officeooo:paragraph-rsid="001e1a24"/>
    </style:style>
    <style:style style:name="P9" style:family="paragraph" style:parent-style-name="Standard">
      <style:text-properties officeooo:paragraph-rsid="001bfe94"/>
    </style:style>
    <style:style style:name="P10" style:family="paragraph" style:parent-style-name="Standard">
      <style:text-properties officeooo:rsid="001cf51b" officeooo:paragraph-rsid="001cf51b"/>
    </style:style>
    <style:style style:name="P11" style:family="paragraph" style:parent-style-name="Standard">
      <style:text-properties officeooo:rsid="001cf51b" officeooo:paragraph-rsid="001e1a24"/>
    </style:style>
    <style:style style:name="P12" style:family="paragraph" style:parent-style-name="Standard">
      <style:text-properties officeooo:paragraph-rsid="001cf51b"/>
    </style:style>
    <style:style style:name="T1" style:family="text">
      <style:text-properties officeooo:rsid="0019f418"/>
    </style:style>
    <style:style style:name="T2" style:family="text">
      <style:text-properties officeooo:rsid="001ba387"/>
    </style:style>
    <style:style style:name="T3" style:family="text">
      <style:text-properties officeooo:rsid="001bfe94"/>
    </style:style>
    <style:style style:name="T4" style:family="text">
      <style:text-properties officeooo:rsid="001cf51b"/>
    </style:style>
    <style:style style:name="T5" style:family="text">
      <style:text-properties officeooo:rsid="001e1a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cion base de datos</text:p>
      <text:p text:style-name="P1"/>
      <text:p text:style-name="P1">create database campusbike;</text:p>
      <text:p text:style-name="P1"/>
      <text:p text:style-name="P6">use campusbike;</text:p>
      <text:p text:style-name="P1"/>
      <text:p text:style-name="P1">Creacion de Tablas</text:p>
      <text:p text:style-name="P1"/>
      <text:p text:style-name="P1">create table if not exists inf_cliente(</text:p>
      <text:p text:style-name="P1">id_inf_cliente INT,</text:p>
      <text:p text:style-name="P1">id_cliente INT,</text:p>
      <text:p text:style-name="P1">nombre VARCHAR(250) not null,</text:p>
      <text:p text:style-name="P1">email VARCHAR(100) not null unique,</text:p>
      <text:p text:style-name="P1">tlf VARCHAR(10) not null unique,</text:p>
      <text:p text:style-name="P1">direccion VARCHAR(150) not null,</text:p>
      <text:p text:style-name="P1">PRIMARY KEY(id_inf_cliente, <text:span text:style-name="T2">i</text:span>d_cliente));</text:p>
      <text:p text:style-name="P1"/>
      <text:p text:style-name="P2">create table if not exists <text:span text:style-name="T2">inf_proveedores(</text:span></text:p>
      <text:p text:style-name="P2">id_inf_poveedores INT,</text:p>
      <text:p text:style-name="P2">id_proveedor INT,</text:p>
      <text:p text:style-name="P2">nombre VARCHAR(200) <text:span text:style-name="T2">not null,</text:span></text:p>
      <text:p text:style-name="P2">term_suministros_seguimiento VARCHAR(500) <text:span text:style-name="T2">not null,</text:span></text:p>
      <text:p text:style-name="P2">email VARCHAR(100) <text:span text:style-name="T2">not null unique</text:span>,</text:p>
      <text:p text:style-name="P2">tlf VARCHAR(20) <text:span text:style-name="T2">not null unique,</text:span></text:p>
      <text:p text:style-name="P4">PRIMARY KEY(<text:span text:style-name="T1">id_inf_poveedores, id_proveedor</text:span>));</text:p>
      <text:p text:style-name="P4"/>
      <text:p text:style-name="P2">create table if not exists <text:span text:style-name="T2">producto(</text:span></text:p>
      <text:p text:style-name="P2">id_producto INT <text:span text:style-name="T2">primary key</text:span>,</text:p>
      <text:p text:style-name="P2">nombre_producto VARCHAR(100) <text:span text:style-name="T2">not null,</text:span></text:p>
      <text:p text:style-name="P2">desc_producto VARCHAR(200) <text:span text:style-name="T2">not null,</text:span></text:p>
      <text:p text:style-name="P2">valor_producto INT <text:span text:style-name="T2">not null,</text:span></text:p>
      <text:p text:style-name="P2">cant_producto INT <text:span text:style-name="T2">not null,</text:span></text:p>
      <text:p text:style-name="P2">marca VARCHAR(100) <text:span text:style-name="T2">not null,</text:span></text:p>
      <text:p text:style-name="P2">id_proveedor_fk INT,</text:p>
      <text:p text:style-name="P5">FOREIGN KEY(id_proveedor_fk) REFERENCES inf_proveedores(<text:span text:style-name="T1">id_proveedor</text:span>));</text:p>
      <text:p text:style-name="P4"/>
      <text:p text:style-name="P2">create table if not exists <text:span text:style-name="T3">gestion_proveedores</text:span><text:span text:style-name="T2">(</text:span></text:p>
      <text:p text:style-name="P2">id_gest_proveedores INT <text:span text:style-name="T3">primary key,</text:span></text:p>
      <text:p text:style-name="P2">id_inf_proveedores_fk INT,</text:p>
      <text:p text:style-name="P2">id_proveedor_fk INT,</text:p>
      <text:p text:style-name="P6">FOREIGN KEY(<text:span text:style-name="T1">id_inf_proveedores_fk</text:span>) REFERENCES i<text:span text:style-name="T2">nf_proveedores</text:span>(id_inf_proveedores),</text:p>
      <text:p text:style-name="P9"><text:span text:style-name="T3">FOREIGN KEY(</text:span><text:span text:style-name="T1">id_proveedor_fk</text:span><text:span text:style-name="T3">) REFERENCES i</text:span><text:span text:style-name="T2">nf_proveedores</text:span><text:span text:style-name="T3">(id_proveedor));</text:span></text:p>
      <text:p text:style-name="P9"/>
      <text:p text:style-name="P3">create table if not exists <text:span text:style-name="T3">compras_cliente</text:span><text:span text:style-name="T2">(</text:span></text:p>
      <text:p text:style-name="P3">id_compras INT <text:span text:style-name="T3">primary key,</text:span></text:p>
      <text:p text:style-name="P3">id_producto_fk INT,</text:p>
      <text:p text:style-name="P3">id_cliente_fk INT</text:p>
      <text:p text:style-name="P6">FOREIGN KEY(id_producto_fk) REFERENCES producto(id_producto),</text:p>
      <text:p text:style-name="P6">FOREIGN KEY(id_cliente_fk) REFERENCES inf_cliente(id_cliente));</text:p>
      <text:p text:style-name="P6"><text:soft-page-break/>create table if not exists gestion_cliente(</text:p>
      <text:p text:style-name="P6">id_gestion_cliente INT primary key,</text:p>
      <text:p text:style-name="P6">id_inf_cliente_fk INT,</text:p>
      <text:p text:style-name="P6">id_compras_cliente_fk INT,</text:p>
      <text:p text:style-name="P6">id_cliente_fk INT,</text:p>
      <text:p text:style-name="P6">FOREIGN KEY(id_inf_cliente_fk) REFERENCES inf_cliente(id_inf_cliente),</text:p>
      <text:p text:style-name="P6">FOREIGN KEY(id_compras_cliente_fk) REFERENCES compras_cliente(id_compras),</text:p>
      <text:p text:style-name="P6">FOREIGN KEY(id_cliente_fk) REFERENCES inf_cliente(id_cliente));</text:p>
      <text:p text:style-name="P6"/>
      <text:p text:style-name="P7">create table if not exists <text:span text:style-name="T4">ventas</text:span>(</text:p>
      <text:p text:style-name="P7">id_venta INT <text:span text:style-name="T4">primary key,</text:span></text:p>
      <text:p text:style-name="P7">id_compras_cliente_f<text:span text:style-name="T4">k</text:span> INT,</text:p>
      <text:p text:style-name="P7">FOREIGN KEY(id_compras_cliente_fk) REFERENCES compras_cliente(id_compras)<text:span text:style-name="T4">);</text:span></text:p>
      <text:p text:style-name="P7"/>
      <text:p text:style-name="P10">create table if not exists compras(</text:p>
      <text:p text:style-name="P10">id_compra INT primary key,</text:p>
      <text:p text:style-name="P10">id_producto VARCHAR(100) not null,</text:p>
      <text:p text:style-name="P10">valor_compra INT not null,</text:p>
      <text:p text:style-name="P10">id_proveedor_fk INT,</text:p>
      <text:p text:style-name="P7">FOREIGN KEY(id_<text:span text:style-name="T4">proveedor</text:span>_fk) REFERENCES <text:span text:style-name="T4">inf_proveedores</text:span>(id_<text:span text:style-name="T4">proveedor</text:span>)<text:span text:style-name="T4">);</text:span></text:p>
      <text:p text:style-name="P7"/>
      <text:p text:style-name="P10">create table if not exists proveedores_compras(</text:p>
      <text:p text:style-name="P12"><text:span text:style-name="T4">id_proveedor_fk INT,</text:span></text:p>
      <text:p text:style-name="P12">id_compra_fk INT,</text:p>
      <text:p text:style-name="P7">FOREIGN KEY(id_<text:span text:style-name="T4">proveedor</text:span>_fk) REFERENCES <text:span text:style-name="T4">inf_proveedores</text:span>(id_<text:span text:style-name="T4">proveedor</text:span>),</text:p>
      <text:p text:style-name="P7">FOREIGN KEY(id_<text:span text:style-name="T4">compra</text:span>_fk) REFERENCES <text:span text:style-name="T4">compras</text:span>(id_<text:span text:style-name="T4">compra</text:span>)<text:span text:style-name="T4">);</text:span></text:p>
      <text:p text:style-name="P7"/>
      <text:p text:style-name="P10">create table if not exists gestion_ventas_compras(</text:p>
      <text:p text:style-name="P10">id_gestion INT primary key,</text:p>
      <text:p text:style-name="P10">id_venta_fk INT,</text:p>
      <text:p text:style-name="P10">id_compra_fk INT,</text:p>
      <text:p text:style-name="P7">FOREIGN KEY(id_<text:span text:style-name="T4">venta</text:span>_fk) REFERENCES <text:span text:style-name="T4">ventas</text:span>(id_<text:span text:style-name="T4">venta</text:span>),</text:p>
      <text:p text:style-name="P7">FOREIGN KEY(id_<text:span text:style-name="T4">compra</text:span>_fk) REFERENCES <text:span text:style-name="T4">compras</text:span>(id_<text:span text:style-name="T4">compra</text:span>)<text:span text:style-name="T4">);</text:span></text:p>
      <text:p text:style-name="P7"/>
      <text:p text:style-name="P10">create table if not exists inventario_bici(</text:p>
      <text:p text:style-name="P10">id_bicicleta INT primary key,</text:p>
      <text:p text:style-name="P10">modelo VARCHAR(100) not null,</text:p>
      <text:p text:style-name="P10">color VARCHAR(30) not null,</text:p>
      <text:p text:style-name="P10">tamaño VARCHAR(20) not null,</text:p>
      <text:p text:style-name="P10">tipo VARCHAR(30) not null,</text:p>
      <text:p text:style-name="P10">cant_bici INT not null,</text:p>
      <text:p text:style-name="P10">marca_bici VARCHAR(150) not null,</text:p>
      <text:p text:style-name="P10">valor_bici INT not null,</text:p>
      <text:p text:style-name="P10">id_proveedor_fk INT,</text:p>
      <text:p text:style-name="P7">FOREIGN KEY(id_<text:span text:style-name="T4">proveedor</text:span>_fk) REFERENCES <text:span text:style-name="T4">inf_proveedores</text:span>(id_<text:span text:style-name="T4">proveedor</text:span>)<text:span text:style-name="T4">);</text:span></text:p>
      <text:p text:style-name="P7"/>
      <text:p text:style-name="P7"/>
      <text:p text:style-name="P7"/>
      <text:p text:style-name="P7"/>
      <text:p text:style-name="P11"><text:soft-page-break/>create table if not exists <text:span text:style-name="T5">respuesto</text:span>_bici(</text:p>
      <text:p text:style-name="P11">id_repuesto INT <text:span text:style-name="T5">primary key,</text:span></text:p>
      <text:p text:style-name="P11">tipo_repuesto VARCHAR(150) <text:span text:style-name="T5">not null,</text:span></text:p>
      <text:p text:style-name="P11">modelo VARCHAR(100) <text:span text:style-name="T5">not null,</text:span></text:p>
      <text:p text:style-name="P11">valor_rpto INT <text:span text:style-name="T5">not null,</text:span></text:p>
      <text:p text:style-name="P11">cant_repuesto INT <text:span text:style-name="T5">not null,</text:span></text:p>
      <text:p text:style-name="P11">marca_rpto VARCHAR(150) <text:span text:style-name="T5">not null,</text:span></text:p>
      <text:p text:style-name="P11">id_proveedor_fk INT,</text:p>
      <text:p text:style-name="P8">FOREIGN KEY(id_<text:span text:style-name="T4">proveedor</text:span>_fk) REFERENCES <text:span text:style-name="T4">inf_proveedores</text:span>(id_<text:span text:style-name="T4">proveedor</text:span>)<text:span text:style-name="T4">);</text:span></text:p>
      <text:p text:style-name="P8"/>
      <text:p text:style-name="P11">create table if not exists <text:span text:style-name="T5">accesorio</text:span>_bici(</text:p>
      <text:p text:style-name="P11">id_accesorio INT <text:span text:style-name="T5">primary key,</text:span></text:p>
      <text:p text:style-name="P11">tipo_accesorio VARCHAR(100) <text:span text:style-name="T5">not null,</text:span></text:p>
      <text:p text:style-name="P11">cant_accesorio INT <text:span text:style-name="T5">not null,</text:span></text:p>
      <text:p text:style-name="P11">modelo_accesorio VARCHAR(100) <text:span text:style-name="T5">not null,</text:span></text:p>
      <text:p text:style-name="P11">valor_accesorio INT <text:span text:style-name="T5">not null,</text:span></text:p>
      <text:p text:style-name="P11">marca_accesorio VARCHAR(100) <text:span text:style-name="T5">not null,</text:span></text:p>
      <text:p text:style-name="P11">id_proveedor_fk INT,</text:p>
      <text:p text:style-name="P8">FOREIGN KEY(id_<text:span text:style-name="T4">proveedor</text:span>_fk) REFERENCES <text:span text:style-name="T4">inf_proveedores</text:span>(id_<text:span text:style-name="T4">proveedor</text:span>)<text:span text:style-name="T4">);</text:span></text:p>
      <text:p text:style-name="P8"/>
      <text:p text:style-name="P11">create table if not exists <text:span text:style-name="T5">gestion_inventario_repuesto</text:span>(</text:p>
      <text:p text:style-name="P11">id_invt_rpto INT <text:span text:style-name="T5">primary key,</text:span></text:p>
      <text:p text:style-name="P11">id_bici_fk INT,</text:p>
      <text:p text:style-name="P11">id_rpto_fk INT,</text:p>
      <text:p text:style-name="P11">id_accesorio_fk INT,</text:p>
      <text:p text:style-name="P8">FOREIGN KEY(id_<text:span text:style-name="T5">bici</text:span>_fk) REFERENCES <text:span text:style-name="T5">inventario_bici</text:span>(id_<text:span text:style-name="T5">bicicleta</text:span>),</text:p>
      <text:p text:style-name="P8">FOREIGN KEY(id_<text:span text:style-name="T5">rpto</text:span>_fk) REFERENCES <text:span text:style-name="T5">repuesto_bici</text:span>(id_<text:span text:style-name="T5">repuesto</text:span>),</text:p>
      <text:p text:style-name="P8">FOREIGN KEY(id_<text:span text:style-name="T5">accesorio</text:span>_fk) REFERENCES <text:span text:style-name="T5">accesorios_bici</text:span>(id_<text:span text:style-name="T5">accesorio</text:span>)<text:span text:style-name="T4">)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5:39:31.518341707</meta:creation-date>
    <dc:date>2025-07-11T16:56:34.190488430</dc:date>
    <meta:editing-duration>PT8M21S</meta:editing-duration>
    <meta:editing-cycles>1</meta:editing-cycles>
    <meta:document-statistic meta:table-count="0" meta:image-count="0" meta:object-count="0" meta:page-count="3" meta:paragraph-count="107" meta:word-count="406" meta:character-count="3905" meta:non-whitespace-character-count="3606"/>
    <meta:generator>LibreOffice/7.3.7.2$Linux_X86_64 LibreOffice_project/30$Build-2</meta:generator>
  </office:meta>
</office:document-meta>
</file>